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0.483cm" svg:height="1.88cm" svg:x="17.958cm" svg:y="7.64cm">
          <draw:image xlink:href="Pictures/100000000000002A000000A0EE7F3E8A.png" xlink:type="simple" xlink:show="embed" xlink:actuate="onLoad">
            <text:p/>
          </draw:image>
        </draw:frame>
        <draw:rect draw:style-name="gr2" draw:text-style-name="P1" draw:id="id2" draw:layer="layout" svg:width="2.54cm" svg:height="9.602cm" svg:x="10.338cm" svg:y="1.64cm">
          <text:p/>
        </draw:rect>
        <draw:frame draw:style-name="gr1" draw:text-style-name="P1" draw:id="id3" draw:layer="layout" svg:width="0.483cm" svg:height="1.88cm" svg:x="18.002cm" svg:y="3.994cm">
          <draw:image xlink:href="Pictures/100000000000002A000000A0EE7F3E8A.png" xlink:type="simple" xlink:show="embed" xlink:actuate="onLoad">
            <text:p/>
          </draw:image>
        </draw:frame>
        <draw:frame draw:style-name="gr1" draw:text-style-name="P1" draw:id="id4" draw:layer="layout" svg:width="0.483cm" svg:height="1.88cm" svg:x="14.42cm" svg:y="4.663cm">
          <draw:image xlink:href="Pictures/100000000000002A000000A0EE7F3E8A.png" xlink:type="simple" xlink:show="embed" xlink:actuate="onLoad">
            <text:p/>
          </draw:image>
        </draw:frame>
        <draw:frame draw:style-name="gr1" draw:text-style-name="P1" draw:id="id5" draw:layer="layout" svg:width="0.483cm" svg:height="1.88cm" svg:x="14.421cm" svg:y="2.72cm">
          <draw:image xlink:href="Pictures/100000000000002A000000A0EE7F3E8A.png" xlink:type="simple" xlink:show="embed" xlink:actuate="onLoad">
            <text:p/>
          </draw:image>
        </draw:frame>
        <draw:line draw:style-name="gr3" draw:text-style-name="P1" draw:layer="layout" svg:x1="14.629cm" svg:y1="7.142cm" svg:x2="19.095cm" svg:y2="7.142cm">
          <text:p/>
        </draw:line>
        <draw:line draw:style-name="gr3" draw:text-style-name="P1" draw:layer="layout" svg:x1="17.347cm" svg:y1="6.193cm" svg:x2="19.095cm" svg:y2="6.193cm">
          <text:p/>
        </draw:line>
        <draw:line draw:style-name="gr3" draw:text-style-name="P1" draw:layer="layout" svg:x1="17.369cm" svg:y1="6.171cm" svg:x2="16.42cm" svg:y2="7.12cm">
          <text:p/>
        </draw:line>
        <draw:connector draw:style-name="gr4" draw:text-style-name="P1" draw:layer="layout" draw:type="curve" svg:x1="17.958cm" svg:y1="8.58cm" svg:x2="12.878cm" svg:y2="6.441cm" draw:start-shape="id1" draw:start-glue-point="3" draw:end-shape="id2" svg:d="m17958 8580c-3810 0-1270-2139-5080-2139">
          <text:p/>
        </draw:connector>
        <draw:connector draw:style-name="gr4" draw:text-style-name="P1" draw:layer="layout" draw:type="curve" svg:x1="18.002cm" svg:y1="4.934cm" svg:x2="12.878cm" svg:y2="6.441cm" draw:start-shape="id3" draw:start-glue-point="3" draw:end-shape="id2" draw:end-glue-point="1" svg:d="m18002 4934c-3843 0-1281 1507-5124 1507">
          <text:p/>
        </draw:connector>
        <draw:connector draw:style-name="gr4" draw:text-style-name="P1" draw:layer="layout" draw:type="curve" svg:x1="14.42cm" svg:y1="5.603cm" svg:x2="12.878cm" svg:y2="6.441cm" draw:start-shape="id4" draw:start-glue-point="3" draw:end-shape="id2" draw:end-glue-point="1" svg:d="m14420 5603c-1156 0-386 838-1542 838">
          <text:p/>
        </draw:connector>
        <draw:connector draw:style-name="gr4" draw:text-style-name="P1" draw:layer="layout" draw:type="curve" svg:x1="14.421cm" svg:y1="3.66cm" svg:x2="12.878cm" svg:y2="6.441cm" draw:start-shape="id5" draw:start-glue-point="3" draw:end-shape="id2" draw:end-glue-point="1" svg:d="m14421 3660c-1156 0-385 2781-1543 2781">
          <text:p/>
        </draw:connector>
        <draw:rect draw:style-name="gr5" draw:text-style-name="P2" draw:layer="layout" svg:width="1.833cm" svg:height="0.423cm" svg:x="8.482cm" svg:y="1.736cm">
          <text:p text:style-name="P2"><text:span text:style-name="T1">TO Straight</text:span></text:p>
        </draw:rect>
        <draw:rect draw:style-name="gr5" draw:text-style-name="P2" draw:layer="layout" svg:width="1.833cm" svg:height="0.423cm" svg:x="8.481cm" svg:y="2.187cm">
          <text:p text:style-name="P2"><text:span text:style-name="T1">TO Diverge</text:span></text:p>
        </draw:rect>
        <draw:rect draw:style-name="gr5" draw:text-style-name="P2" draw:layer="layout" svg:width="1.833cm" svg:height="0.423cm" svg:x="8.525cm" svg:y="3.742cm">
          <text:p text:style-name="P2"><text:span text:style-name="T1">Held</text:span></text:p>
        </draw:rect>
        <draw:rect draw:style-name="gr5" draw:text-style-name="P2" draw:layer="layout" svg:width="1.833cm" svg:height="0.423cm" svg:x="8.503cm" svg:y="4.648cm">
          <text:p text:style-name="P2"><text:span text:style-name="T1">Clear Left</text:span></text:p>
        </draw:rect>
        <draw:rect draw:style-name="gr5" draw:text-style-name="P2" draw:layer="layout" svg:width="1.833cm" svg:height="0.423cm" svg:x="8.482cm" svg:y="5.101cm">
          <text:p text:style-name="P2"><text:span text:style-name="T1">Appch Left</text:span></text:p>
        </draw:rect>
        <draw:rect draw:style-name="gr5" draw:text-style-name="P2" draw:layer="layout" svg:width="1.833cm" svg:height="0.423cm" svg:x="8.503cm" svg:y="5.948cm">
          <text:p text:style-name="P2"><text:span text:style-name="T1">Clear Right</text:span></text:p>
        </draw:rect>
        <draw:rect draw:style-name="gr5" draw:text-style-name="P2" draw:layer="layout" svg:width="1.833cm" svg:height="0.423cm" svg:x="8.482cm" svg:y="6.401cm">
          <text:p text:style-name="P2"><text:span text:style-name="T1">Appch Righ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3:48:24</dc:date>
    <dc:creator>Bob Jacobsen</dc:creator>
    <meta:editing-duration>PT01H11M23S</meta:editing-duration>
    <meta:editing-cycles>26</meta:editing-cycles>
    <meta:generator>OpenOffice.org/3.0$Unix OpenOffice.org_project/300m15$Build-937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